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RawJPEG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awJPEG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RawJPEG.generateImage( RendererContext context , Image image , Point origin , Rectangle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ImageHandlerRawJPEG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